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18a4d0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8]&gt;</text:placeholder></text:p>
          </table:table-cell>
          <table:table-cell table:style-name="Table2.A2" office:value-type="string">
            <text:p text:style-name="P6"><text:placeholder text:placeholder-type="text" text:description="Tarifa Suministro">&lt;tupla[9]&gt;</text:placeholder></text:p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1:04:46.265436233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1:04:46.175093698</dc:date>
    <meta:editing-duration>P2DT7H1M56S</meta:editing-duration>
    <meta:editing-cycles>82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2" meta:word-count="56" meta:character-count="513" meta:non-whitespace-character-count="485"/>
  </office:meta>
</office:document-meta>
</file>